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1"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1"/>
    </style:style>
    <style:style style:name="ce9" style:family="table-cell" style:parent-style-name="Default" style:data-style-name="N1">
      <style:table-cell-properties fo:border="0.06pt solid #000000"/>
    </style:style>
    <style:style style:name="ce10" style:family="table-cell" style:parent-style-name="Default" style:data-style-name="N3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3" table:default-cell-style-name="ce6"/>
        <table:table-column table:style-name="co7" table:default-cell-style-name="ce9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 accell (s)</text:p>
          </table:table-cell>
          <table:table-cell table:style-name="ce1" office:value-type="string" calcext:value-type="string">
            <text:p>P mini (W)</text:p>
          </table:table-cell>
          <table:table-cell/>
          <table:table-cell table:style-name="ce4" office:value-type="string" calcext:value-type="string">
            <text:p>données</text:p>
          </table:table-cell>
          <table:table-cell table:number-columns-repeated="3"/>
          <table:table-cell table:style-name="ce1" office:value-type="string" calcext:value-type="string">
            <text:p>calcul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$E$6]*[.$E$5]^2)/(2*[.A2]))" office:value-type="float" office:value="18904.3209876542" calcext:value-type="float">
            <text:p>18 904,32</text:p>
          </table:table-cell>
          <table:table-cell/>
          <table:table-cell table:style-name="ce5" office:value-type="string" calcext:value-type="string">
            <text:p>ρ(25°C)</text:p>
          </table:table-cell>
          <table:table-cell office:value-type="float" office:value="1.184" calcext:value-type="float">
            <text:p>1,184</text:p>
          </table:table-cell>
          <table:table-cell table:number-columns-repeated="2"/>
          <table:table-cell office:value-type="string" calcext:value-type="string">
            <text:p>puissance mini</text:p>
          </table:table-cell>
          <table:table-cell table:formula="of:=([.E2]*[.E3]*[.E4]*[.E5]^3)/(2*[.E7])" office:value-type="float" office:value="3749.58320143503" calcext:value-type="float">
            <text:p>375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[.$E$6]*[.$E$5]^2)/(2*[.A3]))" office:value-type="float" office:value="9452.16049382712" calcext:value-type="float">
            <text:p>9 452,16</text:p>
          </table:table-cell>
          <table:table-cell/>
          <table:table-cell office:value-type="string" calcext:value-type="string">
            <text:p>Cx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string" calcext:value-type="string">
            <text:p>Puissance à la roue</text:p>
          </table:table-cell>
          <table:table-cell table:formula="of:=([.E2]*[.E3]*[.E4]*[.E5]^3)/(2)" office:value-type="float" office:value="2924.67489711932" calcext:value-type="float">
            <text:p>292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[.$E$6]*[.$E$5]^2)/(2*[.A4]))" office:value-type="float" office:value="6301.44032921808" calcext:value-type="float">
            <text:p>6 301,44</text:p>
          </table:table-cell>
          <table:table-cell/>
          <table:table-cell office:value-type="string" calcext:value-type="string">
            <text:p>S (maitre couple)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accélération mini</text:p>
          </table:table-cell>
          <table:table-cell table:style-name="ce3" table:formula="of:=([.E6]*[.E5]^2)/(2*[.I3])" office:value-type="float" office:value="6.46373414230559" calcext:value-type="float">
            <text:p>6,4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[.$E$6]*[.$E$5]^2)/(2*[.A5]))" office:value-type="float" office:value="4726.08024691356" calcext:value-type="float">
            <text:p>4 726,08</text:p>
          </table:table-cell>
          <table:table-cell/>
          <table:table-cell office:value-type="string" calcext:value-type="string">
            <text:p>vitesse</text:p>
          </table:table-cell>
          <table:table-cell table:style-name="ce3" table:formula="of:=70/3.6" office:value-type="float" office:value="19.4444444444444" calcext:value-type="float">
            <text:p>19,44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consommation Wh</text:p>
          </table:table-cell>
          <table:table-cell table:style-name="ce10" table:formula="of:=[.I2]*[.E8]/(3.6*[.E5])" office:value-type="float" office:value="3749.58320143504" calcext:value-type="float">
            <text:p>3 750</text:p>
          </table:table-cell>
          <table:table-cell office:value-type="string" calcext:value-type="string">
            <text:p>W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[.$E$6]*[.$E$5]^2)/(2*[.A6]))" office:value-type="float" office:value="3780.86419753085" calcext:value-type="float">
            <text:p>3 780,86</text:p>
          </table:table-cell>
          <table:table-cell/>
          <table:table-cell office:value-type="string" calcext:value-type="string">
            <text:p>ma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capacité batterie</text:p>
          </table:table-cell>
          <table:table-cell table:style-name="ce3" table:formula="of:=[.I5]/[.E10]" office:value-type="float" office:value="78.1163166965633" calcext:value-type="float">
            <text:p>78,12</text:p>
          </table:table-cell>
          <table:table-cell office:value-type="string" calcext:value-type="string">
            <text:p>Ah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[.$E$6]*[.$E$5]^2)/(2*[.A7]))" office:value-type="float" office:value="3150.72016460904" calcext:value-type="float">
            <text:p>3 150,72</text:p>
          </table:table-cell>
          <table:table-cell/>
          <table:table-cell office:value-type="string" calcext:value-type="string">
            <text:p>rendement global</text:p>
          </table:table-cell>
          <table:table-cell table:style-name="ce7" office:value-type="percentage" office:value="0.78" calcext:value-type="percentage">
            <text:p>78,00%</text:p>
          </table:table-cell>
          <table:table-cell table:number-columns-repeated="2"/>
          <table:table-cell office:value-type="string" calcext:value-type="string">
            <text:p>poids batterie</text:p>
          </table:table-cell>
          <table:table-cell table:style-name="ce3" table:formula="of:=[.I5]/[.E11]" office:value-type="float" office:value="18.7479160071752" calcext:value-type="float">
            <text:p>18,75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[.$E$6]*[.$E$5]^2)/(2*[.A8]))" office:value-type="float" office:value="2700.6172839506" calcext:value-type="float">
            <text:p>2 700,62</text:p>
          </table:table-cell>
          <table:table-cell/>
          <table:table-cell office:value-type="string" calcext:value-type="string">
            <text:p>autonom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Nb 18650</text:p>
          </table:table-cell>
          <table:table-cell table:style-name="ce10" table:formula="of:=([.E10]/3.7)*([.I6]/([.E12]/1000))" office:value-type="float" office:value="389.769563558736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[.$E$6]*[.$E$5]^2)/(2*[.A9]))" office:value-type="float" office:value="2363.04012345678" calcext:value-type="float">
            <text:p>2 363,04</text:p>
          </table:table-cell>
          <table:table-cell/>
          <table:table-cell table:style-name="ce2" office:value-type="string" calcext:value-type="string">
            <text:p>diamètre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m</text:p>
          </table:table-cell>
          <table:table-cell/>
          <table:table-cell table:style-name="ce8" office:value-type="string" calcext:value-type="string">
            <text:p>ω max</text:p>
          </table:table-cell>
          <table:table-cell table:style-name="ce2" table:formula="of:=[.E5]/(PI()*[.E9])*60" office:value-type="float" office:value="488.633597211958" calcext:value-type="float">
            <text:p>488,633597212</text:p>
          </table:table-cell>
          <table:table-cell office:value-type="string" calcext:value-type="string">
            <text:p>tr/mi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[.$E$6]*[.$E$5]^2)/(2*[.A10]))" office:value-type="float" office:value="2100.48010973936" calcext:value-type="float">
            <text:p>2 100,48</text:p>
          </table:table-cell>
          <table:table-cell/>
          <table:table-cell table:style-name="ce2" office:value-type="string" calcext:value-type="string">
            <text:p>voltage batteri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string" calcext:value-type="string">
            <text:p>Cmax (sortie transmission)</text:p>
          </table:table-cell>
          <table:table-cell table:formula="of:=([.E2]*[.E3]*[.E4]*[.E5]^2*[.E9])/(4)" office:value-type="float" office:value="57.1565037037035" calcext:value-type="float">
            <text:p>57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E$6]*[.$E$5]^2)/(2*[.A11]))" office:value-type="float" office:value="1890.43209876542" calcext:value-type="float">
            <text:p>1 890,43</text:p>
          </table:table-cell>
          <table:table-cell/>
          <table:table-cell table:style-name="ce2" office:value-type="string" calcext:value-type="string">
            <text:p>capacité massiq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/kg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Capacité 1865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Ah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" loext:min-decimal-places="1" number:min-integer-digits="1" number:grouping="true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21:32:29.205018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1:30:28.498676905</meta:creation-date>
    <meta:generator>LibreOffice/5.1.4.2$Linux_X86_64 LibreOffice_project/10m0$Build-2</meta:generator>
    <dc:date>2016-07-26T22:31:22.335772643</dc:date>
    <meta:editing-duration>PT1H23M44S</meta:editing-duration>
    <meta:editing-cycles>8</meta:editing-cycles>
    <meta:document-statistic meta:table-count="1" meta:cell-count="80" meta:object-count="0"/>
  </office:meta>
</office:document-meta>
</file>